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Merge Sort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Lucas Andrei Moraes da Silva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 algoritmo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O algoritmo merge sort é baseado no método de divisão e conquista</text:p>
              </text:list-item>
              <text:list-item>
                <text:p>Sua ordenação é realizada dividindo o vetor em diversos sub vetores até ele se tornar indivisível, ou seja, ter apenas 1 elemento no sub veto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O algoritm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pós dividir totalmente o vetor o algoritmo passa a montá-lo novamente, no entanto de maneira ordena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O algoritm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método merge sort possui complexidade O(n Log n) em todos os seus casos. Sendo um algoritmo de ordenação com um ótimo desempenh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imulaç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https://www.studytonight.com/data-structures/merge-sor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2T18:27:36.672086290</meta:creation-date>
    <meta:editing-duration>PT10M4S</meta:editing-duration>
    <meta:editing-cycles>2</meta:editing-cycles>
    <meta:generator>LibreOffice/6.0.7.3$Linux_X86_64 LibreOffice_project/00m0$Build-3</meta:generator>
    <dc:title>Classy Red</dc:title>
    <dc:date>2021-01-02T18:37:40.712544070</dc:date>
    <meta:document-statistic meta:object-count="57"/>
  </office:meta>
</office:document-meta>
</file>